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fill-color="#e6e64c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Fine_20_Dashed" svg:stroke-width="0.2cm" svg:stroke-color="#ff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solid" draw:stroke-dash="Fine_20_Dashed" svg:stroke-width="0.2cm" svg:stroke-color="#00808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solid" draw:stroke-dash="Fine_20_Dashed" svg:stroke-width="0.2cm" svg:stroke-color="#0000ff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draw:stroke="solid" draw:stroke-dash="Fine_20_Dashed" svg:stroke-width="0.2cm" svg:stroke-color="#00ff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5.911cm"/>
    </style:style>
    <style:style style:name="P1" style:family="paragraph">
      <style:paragraph-properties fo:margin-left="0cm" fo:margin-right="0cm" fo:text-align="center" fo:text-indent="0cm"/>
      <style:text-properties fo:font-family="'Bitstream Charter'" style:font-family-generic="roman" style:font-pitch="variable"/>
    </style:style>
    <style:style style:name="P2" style:family="paragraph">
      <style:paragraph-properties fo:margin-left="0cm" fo:margin-right="0cm" fo:text-align="center" fo:text-indent="0cm"/>
      <style:text-properties fo:font-family="'Nimbus Mono L'" style:font-family-generic="modern" style:font-pitch="fixed"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/>
      <style:text-properties fo:font-family="'Bitstream Charter'" style:font-family-generic="roman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color="#ff0000"/>
    </style:style>
    <style:style style:name="P6" style:family="paragraph">
      <style:text-properties fo:color="#ff0000"/>
    </style:style>
    <style:style style:name="P7" style:family="paragraph">
      <style:paragraph-properties fo:margin-left="0cm" fo:margin-right="0cm" fo:text-indent="0cm"/>
      <style:text-properties fo:color="#008080"/>
    </style:style>
    <style:style style:name="P8" style:family="paragraph">
      <style:text-properties fo:color="#008080"/>
    </style:style>
    <style:style style:name="P9" style:family="paragraph">
      <style:paragraph-properties fo:margin-left="0cm" fo:margin-right="0cm" fo:text-indent="0cm"/>
      <style:text-properties fo:color="#0000ff"/>
    </style:style>
    <style:style style:name="P10" style:family="paragraph">
      <style:paragraph-properties fo:margin-left="0cm" fo:margin-right="0cm" fo:text-indent="0cm"/>
      <style:text-properties fo:color="#00ff00"/>
    </style:style>
    <style:style style:name="T1" style:family="text">
      <style:text-properties fo:font-family="'Nimbus Mono L'" style:font-family-generic="modern" style:font-pitch="fixed" fo:font-size="15pt" style:font-size-asian="15pt" style:font-size-complex="15pt"/>
    </style:style>
    <style:style style:name="T2" style:family="text">
      <style:text-properties fo:font-family="'Times New Roman'" style:font-family-generic="roman" style:font-pitch="variable" fo:font-size="12pt" fo:text-shadow="none" style:font-size-asian="12pt" style:font-size-complex="12pt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6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ff0000"/>
    </style:style>
    <style:style style:name="T8" style:family="text">
      <style:text-properties fo:color="#008080"/>
    </style:style>
    <style:style style:name="T9" style:family="text">
      <style:text-properties fo:color="#0000ff"/>
    </style:style>
    <style:style style:name="T10" style:family="text">
      <style:text-properties fo:color="#00ff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8cm" svg:height="2.1cm" svg:x="1.5cm" svg:y="2.4cm">
          <text:p text:style-name="P1"><text:span text:style-name="T1">input_diagfi.nc</text:span></text:p>
          <text:p text:style-name="P1"><text:span text:style-name="T2">&gt; time series of winds, temperature, tracers </text:span></text:p>
          <text:p text:style-name="P1"><text:span text:style-name="T2">&gt; global domain</text:span></text:p>
          <text:p text:style-name="P1"><text:span text:style-name="T2">&gt; GCM vertical lev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8cm" svg:height="2.5cm" svg:x="1.5cm" svg:y="8.759cm">
          <text:p text:style-name="P2"><text:span text:style-name="T1">LMD:2024-07-01_06:00:00</text:span></text:p>
          <text:p text:style-name="P3"><text:span text:style-name="T3">&gt; winds, temperature, tracers </text:span><text:span text:style-name="T4">at a given date</text:span></text:p>
          <text:p text:style-name="P3"><text:span text:style-name="T3">&gt; global domain</text:span></text:p>
          <text:p text:style-name="P3"><text:span text:style-name="T3">&gt; GCM vertical lev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5.499cm" svg:y1="4.498cm" svg:x2="5.5cm" svg:y2="8.759cm" draw:start-shape="id1" draw:start-glue-point="6" draw:end-shape="id2" svg:d="m5499 4498 1 4261">
          <text:p/>
        </draw:connector>
        <draw:connector draw:style-name="gr2" draw:text-style-name="P4" draw:layer="layout" draw:type="line" svg:x1="15.499cm" svg:y1="4.4cm" svg:x2="15.499cm" svg:y2="8.8cm" draw:start-shape="id3" draw:start-glue-point="6" draw:end-shape="id4" draw:end-glue-point="4" svg:d="m15499 4400v4400">
          <text:p/>
        </draw:connector>
        <draw:custom-shape draw:style-name="gr3" draw:text-style-name="P2" draw:layer="layout" svg:width="7cm" svg:height="1.5cm" svg:x="2cm" svg:y="5.5cm">
          <text:p text:style-name="P2"><text:span text:style-name="T1">create_readmeteo.exe</text:span></text:p>
          <text:p text:style-name="P2"><text:span text:style-name="T1">readmeteo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5.499cm" svg:y1="11.258cm" svg:x2="10.498cm" svg:y2="16cm" draw:start-shape="id2" draw:start-glue-point="6" draw:end-shape="id5" draw:end-glue-point="4" svg:d="m5499 11258 4999 4742">
          <text:p/>
        </draw:connector>
        <draw:connector draw:style-name="gr2" draw:text-style-name="P4" draw:layer="layout" draw:type="line" svg:x1="15.499cm" svg:y1="11.299cm" svg:x2="10.498cm" svg:y2="16cm" draw:start-shape="id4" draw:start-glue-point="6" draw:end-shape="id5" draw:end-glue-point="4" svg:d="m15499 11299-5001 4701">
          <text:p/>
        </draw:connector>
        <draw:custom-shape draw:style-name="gr4" draw:text-style-name="P2" draw:id="id4" draw:layer="layout" svg:width="8cm" svg:height="2.5cm" svg:x="11.5cm" svg:y="8.8cm">
          <text:p text:style-name="P2"><text:span text:style-name="T1">geo_em.d01.nc</text:span></text:p>
          <text:p text:style-name="P3"><text:span text:style-name="T3">&gt; topography, thermal inertia, albedo</text:span></text:p>
          <text:p text:style-name="P3"><text:span text:style-name="T3">&gt; </text:span><text:span text:style-name="T4">regional projected dom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3" draw:layer="layout" svg:width="8cm" svg:height="2cm" svg:x="11.5cm" svg:y="2.4cm">
          <text:p text:style-name="P1"><text:span text:style-name="T1">WPS_GEOG</text:span></text:p>
          <text:p text:style-name="P1"><text:span text:style-name="T5">&gt; topography, thermal inertia, albedo </text:span></text:p>
          <text:p text:style-name="P1"><text:span text:style-name="T5">&gt; global dom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7cm" svg:height="1.5cm" svg:x="12cm" svg:y="5.5cm">
          <text:p text:style-name="P2"><text:span text:style-name="T1">geogrid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7cm" svg:height="1.5cm" svg:x="7cm" svg:y="13.5cm">
          <text:p text:style-name="P2"><text:span text:style-name="T1">metgrid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id="id5" draw:layer="layout" svg:width="12cm" svg:height="3cm" svg:x="4.5cm" svg:y="16cm">
          <text:p text:style-name="P2"><text:span text:style-name="T1">met_em.d01.2024-07-01_06:00:00.nc</text:span></text:p>
          <text:p text:style-name="P3"><text:span text:style-name="T3">&gt; topography, thermal inertia, albedo</text:span></text:p>
          <text:p text:style-name="P3"><text:span text:style-name="T3">&gt; winds, temperature, tracers at a given date</text:span></text:p>
          <text:p text:style-name="P3"><text:span text:style-name="T3">&gt;</text:span><text:span text:style-name="T6"> </text:span><text:span text:style-name="T4">regional projected domain</text:span></text:p>
          <text:p text:style-name="P3"><text:span text:style-name="T3">&gt; GCM vertical lev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id="id6" draw:layer="layout" svg:width="9cm" svg:height="3cm" svg:x="1.5cm" svg:y="24cm">
          <text:p text:style-name="P2"><text:span text:style-name="T1">wrfbdy_d01</text:span></text:p>
          <text:p text:style-name="P3"><text:span text:style-name="T3">&gt; topography, thermal inertia, albedo</text:span></text:p>
          <text:p text:style-name="P3"><text:span text:style-name="T3">&gt; winds, temperature, tracers at all simulation steps</text:span></text:p>
          <text:p text:style-name="P3"><text:span text:style-name="T3">&gt;</text:span><text:span text:style-name="T6"> </text:span><text:span text:style-name="T4">b</text:span><text:span text:style-name="T4">oundaries only</text:span></text:p>
          <text:p text:style-name="P3"><text:span text:style-name="T3">&gt; mesoscale vertical lev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id="id7" draw:layer="layout" svg:width="9cm" svg:height="3cm" svg:x="10.5cm" svg:y="24cm">
          <text:p text:style-name="P2"><text:span text:style-name="T1">wrfinput_d01</text:span></text:p>
          <text:p text:style-name="P3"><text:span text:style-name="T3">&gt; topography, thermal inertia, albedo</text:span></text:p>
          <text:p text:style-name="P3"><text:span text:style-name="T3">&gt; winds, temperature, tracers at starting time</text:span></text:p>
          <text:p text:style-name="P3"><text:span text:style-name="T3">&gt;</text:span><text:span text:style-name="T6"> </text:span><text:span text:style-name="T4">regional projected domain</text:span></text:p>
          <text:p text:style-name="P3"><text:span text:style-name="T3">&gt; mesoscale vertical lev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9cm" svg:height="9.759cm" svg:x="1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9cm" svg:height="9.759cm" svg:x="11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14cm" svg:height="6.5cm" svg:x="3.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10.498cm" svg:y1="19cm" svg:x2="5.999cm" svg:y2="24cm" draw:start-shape="id5" draw:start-glue-point="6" draw:end-shape="id6" draw:end-glue-point="4" svg:d="m10498 19000-4499 5000">
          <text:p/>
        </draw:connector>
        <draw:connector draw:style-name="gr2" draw:text-style-name="P4" draw:layer="layout" draw:type="line" svg:x1="10.498cm" svg:y1="19cm" svg:x2="14.999cm" svg:y2="24cm" draw:start-shape="id5" draw:start-glue-point="6" draw:end-shape="id7" draw:end-glue-point="4" svg:d="m10498 19000 4501 5000">
          <text:p/>
        </draw:connector>
        <draw:custom-shape draw:style-name="gr4" draw:text-style-name="P2" draw:layer="layout" svg:width="7cm" svg:height="1.5cm" svg:x="7cm" svg:y="21.5cm">
          <text:p text:style-name="P2"><text:span text:style-name="T1">real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draw:layer="layout" svg:width="19cm" svg:height="6.5cm" svg:x="1cm" svg:y="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6.56cm" svg:height="0.962cm" svg:x="2.44cm" svg:y="1cm">
          <draw:text-box>
            <text:p text:style-name="P5"><text:span text:style-name="T7">Preprocessing Step 1</text:span></text:p>
          </draw:text-box>
        </draw:frame>
        <draw:frame draw:style-name="gr9" draw:text-style-name="P8" draw:layer="layout" svg:width="6.911cm" svg:height="0.962cm" svg:x="12.089cm" svg:y="1cm">
          <draw:text-box>
            <text:p text:style-name="P7"><text:span text:style-name="T8">Preprocessing Step 2a</text:span></text:p>
          </draw:text-box>
        </draw:frame>
        <draw:frame draw:style-name="gr10" draw:text-style-name="P9" draw:layer="layout" svg:width="6.911cm" svg:height="1cm" svg:x="7.089cm" svg:y="12cm">
          <draw:text-box>
            <text:p text:style-name="P9"><text:span text:style-name="T9">Preprocessing Step 2b</text:span></text:p>
          </draw:text-box>
        </draw:frame>
        <draw:frame draw:style-name="gr10" draw:text-style-name="P10" draw:layer="layout" svg:width="6.911cm" svg:height="1cm" svg:x="7cm" svg:y="20cm">
          <draw:text-box>
            <text:p text:style-name="P10"><text:span text:style-name="T10">Preprocessing Step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ymeric Spiga</meta:initial-creator>
    <meta:creation-date>2008-12-10T23:27:23</meta:creation-date>
    <dc:creator>Aymeric Spiga</dc:creator>
    <dc:date>2008-12-11T01:40:57</dc:date>
    <meta:editing-cycles>13</meta:editing-cycles>
    <meta:editing-duration>PT1H56M24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